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0c107ba"/>
    </style:style>
    <style:style style:name="P4" style:family="paragraph" style:parent-style-name="Standard">
      <style:text-properties officeooo:rsid="00156149" officeooo:paragraph-rsid="016ece41"/>
    </style:style>
    <style:style style:name="P5" style:family="paragraph" style:parent-style-name="Standard">
      <style:text-properties officeooo:rsid="00156149" officeooo:paragraph-rsid="016fcfc9"/>
    </style:style>
    <style:style style:name="P6" style:family="paragraph" style:parent-style-name="Standard">
      <style:text-properties officeooo:rsid="00156149" officeooo:paragraph-rsid="01703dcd"/>
    </style:style>
    <style:style style:name="P7" style:family="paragraph" style:parent-style-name="Standard">
      <style:text-properties officeooo:rsid="00156149" officeooo:paragraph-rsid="0170df3d"/>
    </style:style>
    <style:style style:name="P8" style:family="paragraph" style:parent-style-name="Standard">
      <style:text-properties officeooo:rsid="00156149" officeooo:paragraph-rsid="01712a54"/>
    </style:style>
    <style:style style:name="P9" style:family="paragraph" style:parent-style-name="Standard">
      <style:text-properties officeooo:rsid="00156149" officeooo:paragraph-rsid="01729790"/>
    </style:style>
    <style:style style:name="P10" style:family="paragraph" style:parent-style-name="Standard">
      <style:text-properties officeooo:rsid="00156149" officeooo:paragraph-rsid="0172fa62"/>
    </style:style>
    <style:style style:name="P11" style:family="paragraph" style:parent-style-name="Standard">
      <style:text-properties officeooo:rsid="00156149" officeooo:paragraph-rsid="0173bc02"/>
    </style:style>
    <style:style style:name="P12" style:family="paragraph" style:parent-style-name="Standard">
      <style:text-properties officeooo:rsid="00156149" officeooo:paragraph-rsid="017596dd"/>
    </style:style>
    <style:style style:name="P13" style:family="paragraph" style:parent-style-name="Standard">
      <style:text-properties officeooo:rsid="00156149" officeooo:paragraph-rsid="01776e14"/>
    </style:style>
    <style:style style:name="P14" style:family="paragraph" style:parent-style-name="Standard">
      <style:text-properties officeooo:rsid="00156149" officeooo:paragraph-rsid="0178f5e6"/>
    </style:style>
    <style:style style:name="P15" style:family="paragraph" style:parent-style-name="Standard">
      <style:text-properties officeooo:rsid="00156149" officeooo:paragraph-rsid="017ac2df"/>
    </style:style>
    <style:style style:name="P16" style:family="paragraph" style:parent-style-name="Standard">
      <style:text-properties officeooo:rsid="00156149" officeooo:paragraph-rsid="017e0deb"/>
    </style:style>
    <style:style style:name="P17" style:family="paragraph" style:parent-style-name="Standard">
      <style:text-properties officeooo:rsid="00156149" officeooo:paragraph-rsid="017f2734"/>
    </style:style>
    <style:style style:name="P18" style:family="paragraph" style:parent-style-name="Standard">
      <style:text-properties officeooo:rsid="00156149" officeooo:paragraph-rsid="0194a43c"/>
    </style:style>
    <style:style style:name="P19" style:family="paragraph" style:parent-style-name="Standard">
      <style:text-properties officeooo:rsid="00156149" officeooo:paragraph-rsid="016d2d03"/>
    </style:style>
    <style:style style:name="P20" style:family="paragraph" style:parent-style-name="Standard">
      <style:text-properties officeooo:rsid="00156149" officeooo:paragraph-rsid="0194c3b2"/>
    </style:style>
    <style:style style:name="P21" style:family="paragraph" style:parent-style-name="Standard">
      <style:text-properties officeooo:rsid="00156149" officeooo:paragraph-rsid="019521b7"/>
    </style:style>
    <style:style style:name="P22" style:family="paragraph" style:parent-style-name="Standard">
      <style:text-properties officeooo:rsid="00156149" officeooo:paragraph-rsid="01939463"/>
    </style:style>
    <style:style style:name="P23" style:family="paragraph" style:parent-style-name="Standard">
      <style:text-properties officeooo:rsid="00156149" officeooo:paragraph-rsid="0197208e"/>
    </style:style>
    <style:style style:name="P24" style:family="paragraph" style:parent-style-name="Standard">
      <style:text-properties officeooo:rsid="00156149" officeooo:paragraph-rsid="018ac580"/>
    </style:style>
    <style:style style:name="P25" style:family="paragraph" style:parent-style-name="Standard">
      <style:text-properties officeooo:rsid="00156149" officeooo:paragraph-rsid="018fd1a2"/>
    </style:style>
    <style:style style:name="P26" style:family="paragraph" style:parent-style-name="Standard">
      <style:text-properties officeooo:rsid="0022304a" officeooo:paragraph-rsid="0022304a"/>
    </style:style>
    <style:style style:name="P27" style:family="paragraph" style:parent-style-name="Standard">
      <style:text-properties officeooo:rsid="0022304a" officeooo:paragraph-rsid="016ece41"/>
    </style:style>
    <style:style style:name="P28" style:family="paragraph" style:parent-style-name="Standard">
      <style:text-properties officeooo:rsid="0022304a" officeooo:paragraph-rsid="01712a54"/>
    </style:style>
    <style:style style:name="P29" style:family="paragraph" style:parent-style-name="Standard">
      <style:text-properties officeooo:rsid="0022304a" officeooo:paragraph-rsid="0173bc02"/>
    </style:style>
    <style:style style:name="P30" style:family="paragraph" style:parent-style-name="Standard">
      <style:text-properties officeooo:rsid="0022304a" officeooo:paragraph-rsid="017596dd"/>
    </style:style>
    <style:style style:name="P31" style:family="paragraph" style:parent-style-name="Standard">
      <style:text-properties officeooo:rsid="0022304a" officeooo:paragraph-rsid="0194a43c"/>
    </style:style>
    <style:style style:name="P32" style:family="paragraph" style:parent-style-name="Standard">
      <style:text-properties officeooo:rsid="0022304a" officeooo:paragraph-rsid="0194c3b2"/>
    </style:style>
    <style:style style:name="P33" style:family="paragraph" style:parent-style-name="Standard">
      <style:text-properties officeooo:rsid="0022304a" officeooo:paragraph-rsid="0197208e"/>
    </style:style>
    <style:style style:name="P34" style:family="paragraph" style:parent-style-name="Standard">
      <style:text-properties officeooo:rsid="0194c3b2" officeooo:paragraph-rsid="0194c3b2"/>
    </style:style>
    <style:style style:name="P35" style:family="paragraph" style:parent-style-name="Standard">
      <style:text-properties officeooo:rsid="019521b7" officeooo:paragraph-rsid="019521b7"/>
    </style:style>
    <style:style style:name="P36" style:family="paragraph" style:parent-style-name="Standard">
      <style:text-properties officeooo:rsid="019521b7" officeooo:paragraph-rsid="0196a8b7"/>
    </style:style>
    <style:style style:name="P37" style:family="paragraph" style:parent-style-name="Standard">
      <style:text-properties officeooo:rsid="019521b7" officeooo:paragraph-rsid="019521b7"/>
    </style:style>
    <style:style style:name="P38" style:family="paragraph" style:parent-style-name="Standard">
      <style:text-properties officeooo:rsid="0197208e" officeooo:paragraph-rsid="0197208e"/>
    </style:style>
    <style:style style:name="T1" style:family="text">
      <style:text-properties officeooo:rsid="00161853"/>
    </style:style>
    <style:style style:name="T2" style:family="text">
      <style:text-properties officeooo:rsid="001bccc0"/>
    </style:style>
    <style:style style:name="T3" style:family="text">
      <style:text-properties officeooo:rsid="00205f16"/>
    </style:style>
    <style:style style:name="T4" style:family="text">
      <style:text-properties officeooo:rsid="00768989"/>
    </style:style>
    <style:style style:name="T5" style:family="text">
      <style:text-properties officeooo:rsid="016d2d03"/>
    </style:style>
    <style:style style:name="T6" style:family="text">
      <style:text-properties officeooo:rsid="016fcfc9"/>
    </style:style>
    <style:style style:name="T7" style:family="text">
      <style:text-properties officeooo:rsid="00156149"/>
    </style:style>
    <style:style style:name="T8" style:family="text">
      <style:text-properties officeooo:rsid="0170df3d"/>
    </style:style>
    <style:style style:name="T9" style:family="text">
      <style:text-properties officeooo:rsid="01712a54"/>
    </style:style>
    <style:style style:name="T10" style:family="text">
      <style:text-properties officeooo:rsid="0172fa62"/>
    </style:style>
    <style:style style:name="T11" style:family="text">
      <style:text-properties officeooo:rsid="017596dd"/>
    </style:style>
    <style:style style:name="T12" style:family="text">
      <style:text-properties officeooo:rsid="01776e14"/>
    </style:style>
    <style:style style:name="T13" style:family="text">
      <style:text-properties officeooo:rsid="0178f5e6"/>
    </style:style>
    <style:style style:name="T14" style:family="text">
      <style:text-properties officeooo:rsid="0179ec2a"/>
    </style:style>
    <style:style style:name="T15" style:family="text">
      <style:text-properties officeooo:rsid="017ac2df"/>
    </style:style>
    <style:style style:name="T16" style:family="text">
      <style:text-properties officeooo:rsid="017c2fbf"/>
    </style:style>
    <style:style style:name="T17" style:family="text">
      <style:text-properties officeooo:rsid="017e0deb"/>
    </style:style>
    <style:style style:name="T18" style:family="text">
      <style:text-properties officeooo:rsid="017f2734"/>
    </style:style>
    <style:style style:name="T19" style:family="text">
      <style:text-properties officeooo:rsid="0194a43c"/>
    </style:style>
    <style:style style:name="T20" style:family="text">
      <style:text-properties officeooo:rsid="0194c3b2"/>
    </style:style>
    <style:style style:name="T21" style:family="text">
      <style:text-properties officeooo:rsid="019521b7"/>
    </style:style>
    <style:style style:name="T22" style:family="text">
      <style:text-properties officeooo:rsid="019720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企业文化管理<text:span text:style-name="T19">(enterpriseculturemanage)</text:span></text:p>
      <text:p text:style-name="P1"><text:tab/>导航下拉名_1:企业文化管理</text:p>
      <text:p text:style-name="P12"><text:tab/><text:tab/>导航名_<text:span text:style-name="T11">1</text:span>:建设小组</text:p>
      <text:p text:style-name="P18"><text:bookmark-start text:name="__DdeLink__24_788133827"/><text:tab/><text:tab/><text:tab/>功能名字_1:列表 <text:s/>功能类型:网格<text:bookmark-end text:name="__DdeLink__24_788133827"/><text:span text:style-name="T19">( enterpriseculturemanage/v1/pageList)</text:span></text:p>
      <text:p text:style-name="P1"><text:tab/><text:tab/><text:tab/><text:tab/>字段名称_1:员工姓名</text:p>
      <text:p text:style-name="P1"><text:tab/><text:tab/><text:tab/><text:tab/>字段名称_2:员工编号</text:p>
      <text:p text:style-name="P1"><text:tab/><text:tab/><text:tab/><text:tab/>字段名称_3:项目组</text:p>
      <text:p text:style-name="P1"><text:tab/><text:tab/><text:tab/><text:tab/>隐藏字段_<text:span text:style-name="T5">4</text:span>:id编号</text:p>
      <text:p text:style-name="P18"><text:tab/><text:tab/><text:tab/>功能名称_2:添加 功能类型:编辑<text:span text:style-name="T19">( enterpriseculturemanage/v1/add)</text:span></text:p>
      <text:p text:style-name="P19"><text:tab/><text:tab/><text:tab/><text:tab/>字段名称_1:员工姓名<text:tab/><text:tab/>标签类型:单选下拉框 可编辑 <text:span text:style-name="T2"><text:s/></text:span>必填</text:p>
      <text:p text:style-name="P34">(constructteam/v1/findUserInfo)</text:p>
      <text:p text:style-name="P1"><text:tab/><text:tab/><text:tab/><text:tab/>按钮_1<text:span text:style-name="T1">2</text:span>:提交</text:p>
      <text:p text:style-name="P18"><text:tab/><text:tab/><text:tab/>功能名称_<text:span text:style-name="T3">3</text:span>:编辑 功能类型:编辑<text:span text:style-name="T19">( enterpriseculturemanage/v1/edit)</text:span></text:p>
      <text:p text:style-name="P19"><text:tab/><text:tab/><text:tab/><text:tab/>字段名称_1:员工姓名<text:tab/><text:tab/>标签类型:单选下拉框 可编辑 <text:span text:style-name="T2"><text:s/></text:span>必填</text:p>
      <text:p text:style-name="P34">(constructteam/v1/findUserInfo)</text:p>
      <text:p text:style-name="P3"><text:tab/><text:tab/><text:tab/><text:tab/>隐藏字段_<text:span text:style-name="T5">2</text:span>:id</text:p>
      <text:p text:style-name="P2"><text:tab/><text:tab/><text:tab/><text:tab/>按钮_<text:span text:style-name="T5">3</text:span>:提交</text:p>
      <text:p text:style-name="P31"><text:tab/><text:tab/><text:tab/>功能名称_4:删除 功能类型:编辑<text:span text:style-name="T19">( enterpriseculturemanage/v1/delete/{id})</text:span></text:p>
      <text:p text:style-name="P26"><text:tab/><text:tab/><text:tab/> <text:s text:c="7"/>提示:确定要删除这条数据么！</text:p>
      <text:p text:style-name="P26"><text:tab/><text:tab/><text:tab/><text:tab/>按钮_<text:span text:style-name="T4">1</text:span>:确认</text:p>
      <text:p text:style-name="P26"><text:tab/><text:tab/><text:tab/><text:tab/>按钮_<text:span text:style-name="T4">2</text:span>:取消</text:p>
      <text:p text:style-name="P12"><text:tab/><text:tab/>导航名_<text:span text:style-name="T11">2</text:span>:企业文化信息管理</text:p>
      <text:p text:style-name="P12"><text:bookmark-start text:name="__DdeLink__24_7881338273"/><text:tab/><text:tab/><text:tab/>功能名字_1:列表 <text:s/>功能类型:网格<text:bookmark-end text:name="__DdeLink__24_7881338273"/><text:span text:style-name="T20">(enterprisecultureinfo/v1/list)</text:span></text:p>
      <text:p text:style-name="P12"><text:tab/><text:tab/><text:tab/><text:tab/>字段名称_1:主题</text:p>
      <text:p text:style-name="P12"><text:tab/><text:tab/><text:tab/><text:tab/>字段名称_2:执行阶段</text:p>
      <text:p text:style-name="P12"><text:tab/><text:tab/><text:tab/><text:tab/>字段名称_3:执行问题</text:p>
      <text:p text:style-name="P13"><text:tab/><text:tab/><text:tab/><text:tab/>字段名称_<text:span text:style-name="T12">4</text:span>:解决方案</text:p>
      <text:p text:style-name="P13"><text:tab/><text:tab/><text:tab/><text:tab/>字段名称_<text:span text:style-name="T12">5</text:span>:员工意见</text:p>
      <text:p text:style-name="P13"><text:tab/><text:tab/><text:tab/><text:tab/>字段名称_<text:span text:style-name="T12">6</text:span>:状态</text:p>
      <text:p text:style-name="P12"><text:tab/><text:tab/><text:tab/><text:tab/>隐藏字段_<text:span text:style-name="T12">7</text:span>:id编号</text:p>
      <text:p text:style-name="P20"><text:tab/><text:tab/><text:tab/>功能名称_2:添加 功能类型:编辑<text:span text:style-name="T20">( enterprisecultureinfo/v1/add)</text:span></text:p>
      <text:p text:style-name="P13"><text:tab/><text:tab/><text:tab/><text:tab/>字段名称_1:主题<text:tab/><text:tab/>标签类型:文本框 <text:span text:style-name="T2"><text:s/></text:span>必填</text:p>
      <text:p text:style-name="P13"><text:tab/><text:tab/><text:tab/><text:tab/>字段名称_2:执行阶段<text:tab/><text:tab/>标签类型:文本框 <text:span text:style-name="T2"><text:s/>非</text:span>必填</text:p>
      <text:p text:style-name="P14"><text:tab/><text:tab/><text:tab/><text:tab/>字段名称_3:执行问题<text:tab/><text:tab/>标签类型:文本域 <text:span text:style-name="T2"><text:s/>非</text:span>必填</text:p>
      <text:p text:style-name="P14"><text:tab/><text:tab/><text:tab/><text:tab/>字段名称_<text:span text:style-name="T12">4</text:span>:解决方案<text:tab/><text:tab/>标签类型:文本域 <text:span text:style-name="T2"><text:s/>非</text:span>必填</text:p>
      <text:p text:style-name="P14"><text:tab/><text:tab/><text:tab/><text:tab/>字段名称_<text:span text:style-name="T12">5</text:span>:员工意见<text:tab/><text:tab/>标签类型:文本域 <text:span text:style-name="T2"><text:s/>非</text:span>必填</text:p>
      <text:p text:style-name="P12"><text:tab/><text:tab/><text:tab/><text:tab/>按钮_<text:span text:style-name="T12">6</text:span>:提交</text:p>
      <text:p text:style-name="P20"><text:tab/><text:tab/><text:tab/>功能名称_<text:span text:style-name="T3">3</text:span>:编辑 功能类型:编辑<text:span text:style-name="T20">( enterprisecultureinfo/v1/edit)</text:span></text:p>
      <text:p text:style-name="P14"><text:tab/><text:tab/><text:tab/><text:tab/>字段名称_1:主题<text:tab/><text:tab/>标签类型:文本框 <text:span text:style-name="T2"><text:s/></text:span>必填</text:p>
      <text:p text:style-name="P14"><text:tab/><text:tab/><text:tab/><text:tab/>字段名称_2:执行阶段<text:tab/><text:tab/>标签类型:文本框 <text:span text:style-name="T2"><text:s/>非</text:span>必填</text:p>
      <text:p text:style-name="P14"><text:tab/><text:tab/><text:tab/><text:tab/>字段名称_3:执行问题<text:tab/><text:tab/>标签类型:文本域 <text:span text:style-name="T2"><text:s/>非</text:span>必填</text:p>
      <text:p text:style-name="P14"><text:soft-page-break/><text:tab/><text:tab/><text:tab/><text:tab/>字段名称_<text:span text:style-name="T12">4</text:span>:解决方案<text:tab/><text:tab/>标签类型:文本域 <text:span text:style-name="T2"><text:s/>非</text:span>必填</text:p>
      <text:p text:style-name="P14"><text:tab/><text:tab/><text:tab/><text:tab/>字段名称_<text:span text:style-name="T12">5</text:span>:员工意见<text:tab/><text:tab/>标签类型:文本域 <text:span text:style-name="T2"><text:s/>非</text:span>必填</text:p>
      <text:p text:style-name="P13"><text:tab/><text:tab/><text:tab/><text:tab/>字段名称_<text:span text:style-name="T12">6</text:span>:更新类型<text:tab/><text:tab/>标签类型:单选下拉框 <text:span text:style-name="T12">(覆盖/保留)</text:span> <text:span text:style-name="T2"><text:s/></text:span>必填</text:p>
      <text:p text:style-name="P12"><text:tab/><text:tab/><text:tab/><text:tab/>隐藏字段_<text:span text:style-name="T5">7</text:span>:id</text:p>
      <text:p text:style-name="P12"><text:tab/><text:tab/><text:tab/><text:tab/>按钮_<text:span text:style-name="T12">8</text:span>:提交</text:p>
      <text:p text:style-name="P20"><text:tab/><text:tab/><text:tab/>功能名称_<text:span text:style-name="T13">4</text:span>:宣传方案信息 功能类型:网格<text:span text:style-name="T20">( enterprisecultureinfo/v1/publicize/{id})</text:span></text:p>
      <text:p text:style-name="P14"><text:tab/><text:tab/><text:tab/><text:tab/>字段名称_<text:span text:style-name="T15">1</text:span>:方案名称</text:p>
      <text:p text:style-name="P14"><text:tab/><text:tab/><text:tab/><text:tab/>字段名称_<text:span text:style-name="T15">2</text:span>:宣传形式</text:p>
      <text:p text:style-name="P14"><text:tab/><text:tab/><text:tab/><text:tab/>字段名称_<text:span text:style-name="T15">3</text:span>:执行人</text:p>
      <text:p text:style-name="P14"><text:tab/><text:tab/><text:tab/><text:tab/>字段名称_<text:span text:style-name="T15">4</text:span>:执行周期</text:p>
      <text:p text:style-name="P14"><text:tab/><text:tab/><text:tab/><text:tab/>字段名称_<text:span text:style-name="T15">5</text:span>:执行费用</text:p>
      <text:p text:style-name="P15"><text:tab/><text:tab/><text:tab/><text:tab/>字段名称_<text:span text:style-name="T15">6</text:span>:审核结果</text:p>
      <text:p text:style-name="P15"><text:tab/><text:tab/><text:tab/><text:tab/>字段名称_<text:span text:style-name="T15">7</text:span>:审核意见</text:p>
      <text:p text:style-name="P20"><text:tab/><text:tab/><text:tab/>功能名称_<text:span text:style-name="T16">5</text:span>:刊物方案信息 功能类型:网格<text:span text:style-name="T20">( enterprisecultureinfo/v1/periodical/{id})</text:span></text:p>
      <text:p text:style-name="P14"><text:tab/><text:tab/><text:tab/><text:tab/>字段名称_<text:span text:style-name="T13">1</text:span>:方案名称</text:p>
      <text:p text:style-name="P14"><text:tab/><text:tab/><text:tab/><text:tab/>字段名称_<text:span text:style-name="T13">2</text:span>:刊物理念</text:p>
      <text:p text:style-name="P14"><text:tab/><text:tab/><text:tab/><text:tab/>字段名称_<text:span text:style-name="T13">3</text:span>:发刊形式</text:p>
      <text:p text:style-name="P14"><text:tab/><text:tab/><text:tab/><text:tab/>字段名称_<text:span text:style-name="T13">4</text:span>:发刊规格</text:p>
      <text:p text:style-name="P14"><text:tab/><text:tab/><text:tab/><text:tab/>字段名称_<text:span text:style-name="T13">5</text:span>:执笔人</text:p>
      <text:p text:style-name="P14"><text:tab/><text:tab/><text:tab/><text:tab/>字段名称_<text:span text:style-name="T13">6</text:span>:刊物名称</text:p>
      <text:p text:style-name="P14"><text:tab/><text:tab/><text:tab/><text:tab/>字段名称_<text:span text:style-name="T13">7</text:span>:发刊时间</text:p>
      <text:p text:style-name="P14"><text:tab/><text:tab/><text:tab/><text:tab/>字段名称_<text:span text:style-name="T13">8</text:span>:刊物费用</text:p>
      <text:p text:style-name="P14"><text:tab/><text:tab/><text:tab/><text:tab/>字段名称_<text:span text:style-name="T14">9</text:span>:发刊周期</text:p>
      <text:p text:style-name="P15"><text:tab/><text:tab/><text:tab/><text:tab/>字段名称_<text:span text:style-name="T15">10</text:span>:审核结果</text:p>
      <text:p text:style-name="P15"><text:tab/><text:tab/><text:tab/><text:tab/>字段名称_<text:span text:style-name="T15">11</text:span>:审核意见</text:p>
      <text:p text:style-name="P32"><text:tab/><text:tab/><text:tab/>功能名称_<text:span text:style-name="T13">6</text:span>:删除 功能类型:编辑<text:span text:style-name="T20">( enterprisecultureinfo/v1/delete/{id}</text:span></text:p>
      <text:p text:style-name="P30"><text:tab/><text:tab/><text:tab/> <text:s text:c="7"/>提示:确定要删除这条数据么！</text:p>
      <text:p text:style-name="P30"><text:tab/><text:tab/><text:tab/><text:tab/>按钮_<text:span text:style-name="T4">1</text:span>:确认</text:p>
      <text:p text:style-name="P30"><text:tab/><text:tab/><text:tab/><text:tab/>按钮_<text:span text:style-name="T4">2</text:span>:取消</text:p>
      <text:p text:style-name="P4"><text:tab/><text:tab/>导航名_<text:span text:style-name="T11">3</text:span>:宣传方案信息</text:p>
      <text:p text:style-name="P4"><text:bookmark-start text:name="__DdeLink__24_7881338271"/><text:tab/><text:tab/><text:tab/>功能名字_1:列表 <text:s/>功能类型:网格<text:bookmark-end text:name="__DdeLink__24_7881338271"/><text:span text:style-name="T21">(publicizeprograminfo/v1/list)</text:span></text:p>
      <text:p text:style-name="P5"><text:tab/><text:tab/><text:tab/><text:tab/>字段名称_1:方案名称</text:p>
      <text:p text:style-name="P4"><text:tab/><text:tab/><text:tab/><text:tab/>字段名称_2:宣传主题</text:p>
      <text:p text:style-name="P4"><text:tab/><text:tab/><text:tab/><text:tab/>字段名称_3:宣传形式</text:p>
      <text:p text:style-name="P5"><text:tab/><text:tab/><text:tab/><text:tab/>字段名称_<text:span text:style-name="T6">4</text:span>:执行人</text:p>
      <text:p text:style-name="P5"><text:tab/><text:tab/><text:tab/><text:tab/>字段名称_<text:span text:style-name="T6">5</text:span>:执行周期</text:p>
      <text:p text:style-name="P5"><text:tab/><text:tab/><text:tab/><text:tab/>字段名称_<text:span text:style-name="T6">6</text:span>:执行费用</text:p>
      <text:p text:style-name="P5"><text:tab/><text:tab/><text:tab/><text:tab/>字段名称_<text:span text:style-name="T6">7</text:span>:审核结果</text:p>
      <text:p text:style-name="P5"><text:tab/><text:tab/><text:tab/><text:tab/>字段名称_<text:span text:style-name="T6">8</text:span>:审核意见</text:p>
      <text:p text:style-name="P4"><text:tab/><text:tab/><text:tab/><text:tab/>隐藏字段_<text:span text:style-name="T6">9</text:span>:id编号</text:p>
      <text:p text:style-name="P21"><text:tab/><text:tab/><text:tab/>功能名称_2:添加 功能类型:编辑<text:span text:style-name="T21">( publicizeprograminfo/v1/add)</text:span></text:p>
      <text:p text:style-name="P4"><text:tab/><text:tab/><text:tab/><text:tab/>字段名称_1:方案名称<text:tab/><text:tab/>标签类型:文本框 <text:span text:style-name="T2"><text:s/></text:span>必填</text:p>
      <text:p text:style-name="P21"><text:soft-page-break/><text:tab/><text:tab/><text:tab/><text:tab/>字段名称_<text:span text:style-name="T10">2</text:span>:企业文化信息<text:tab/>标签类型:单选下拉列表 <text:span text:style-name="T2"><text:s/></text:span>必填<text:span text:style-name="T21">( publicizeprograminfo/v1/infos)</text:span></text:p>
      <text:p text:style-name="P6"><text:tab/><text:tab/><text:tab/><text:tab/>字段名称_3:宣传形式<text:tab/><text:tab/>标签类型:单选下拉框<text:span text:style-name="T6">(挂图、笔画/员工活动</text:span></text:p>
      <text:p text:style-name="P6"><text:span text:style-name="T6"><text:tab/><text:tab/><text:tab/><text:tab/><text:tab/><text:tab/><text:tab/><text:tab/><text:tab/><text:tab/><text:tab/>/奖励评选)</text:span> <text:span text:style-name="T2"><text:s/></text:span>必填</text:p>
      <text:p text:style-name="P5"><text:tab/><text:tab/><text:tab/><text:tab/>字段名称_<text:span text:style-name="T6">4</text:span>:执行人<text:tab/><text:tab/>标签类型:单选下拉框 可编辑 <text:span text:style-name="T2"><text:s/></text:span>必填</text:p>
      <text:p text:style-name="P35">( publicizeprograminfo/v1/findUserInfo)</text:p>
      <text:p text:style-name="P5"><text:tab/><text:tab/><text:tab/><text:tab/>字段名称_<text:span text:style-name="T6">5</text:span>:执行周期<text:tab/><text:tab/>标签类型:文本框 <text:span text:style-name="T2"><text:s/></text:span>必填</text:p>
      <text:p text:style-name="P5"><text:tab/><text:tab/><text:tab/><text:tab/>字段名称_<text:span text:style-name="T6">6</text:span>:执行费用<text:tab/><text:tab/>标签类型:数字框 <text:span text:style-name="T6">(保留两位小数) </text:span>必填</text:p>
      <text:p text:style-name="P4"><text:tab/><text:tab/><text:tab/><text:tab/>按钮_<text:span text:style-name="T6">7</text:span>:提交</text:p>
      <text:p text:style-name="P4"/>
      <text:p text:style-name="P4"><text:tab/><text:tab/><text:tab/>功能名称_<text:span text:style-name="T3">3</text:span>:编辑 功能类型:编辑</text:p>
      <text:p text:style-name="P7"><text:tab/><text:tab/><text:tab/><text:tab/>字段名称_1:方案名称<text:tab/><text:tab/>标签类型:文本框 <text:span text:style-name="T2"><text:s/></text:span>必填</text:p>
      <text:p text:style-name="P22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5">( publicizeprograminfo/v1/infos)</text:p>
      <text:p text:style-name="P7"><text:tab/><text:tab/><text:tab/><text:tab/>字段名称_3:宣传形式<text:tab/><text:tab/>标签类型:单选下拉框<text:span text:style-name="T6">(挂图、笔画/员工活动</text:span></text:p>
      <text:p text:style-name="P7"><text:span text:style-name="T6"><text:tab/><text:tab/><text:tab/><text:tab/><text:tab/><text:tab/><text:tab/><text:tab/><text:tab/><text:tab/><text:tab/>/奖励评选)</text:span> <text:span text:style-name="T2"><text:s/></text:span>必填</text:p>
      <text:p text:style-name="P7"><text:tab/><text:tab/><text:tab/><text:tab/>字段名称_<text:span text:style-name="T6">4</text:span>:执行人<text:tab/><text:tab/>标签类型:单选下拉框 可编辑 <text:span text:style-name="T2"><text:s/></text:span>必填</text:p>
      <text:p text:style-name="P36">( publicizeprograminfo/v1/findUserInfo)</text:p>
      <text:p text:style-name="P7"><text:tab/><text:tab/><text:tab/><text:tab/>字段名称_<text:span text:style-name="T6">5</text:span>:执行周期<text:tab/><text:tab/>标签类型:文本框 <text:span text:style-name="T2"><text:s/></text:span>必填</text:p>
      <text:p text:style-name="P7"><text:tab/><text:tab/><text:tab/><text:tab/>字段名称_<text:span text:style-name="T6">6</text:span>:执行费用<text:tab/><text:tab/>标签类型:数字框 <text:span text:style-name="T6">(保留两位小数) </text:span>必填</text:p>
      <text:p text:style-name="P4"><text:tab/><text:tab/><text:tab/><text:tab/>隐藏字段_<text:span text:style-name="T8">7</text:span>:id</text:p>
      <text:p text:style-name="P4"><text:tab/><text:tab/><text:tab/><text:tab/>按钮_<text:span text:style-name="T5">3</text:span>:提交</text:p>
      <text:p text:style-name="P33"><text:bookmark-start text:name="__DdeLink__164_1745977417"/><text:tab/><text:tab/><text:tab/>功能名称_4:删除 功能类型:编辑<text:span text:style-name="T22">(( publicizeprograminfo/v1/delete/{id})</text:span></text:p>
      <text:p text:style-name="P27"><text:tab/><text:tab/><text:tab/> <text:s text:c="7"/>提示:确定要删除这条数据么！</text:p>
      <text:p text:style-name="P27"><text:tab/><text:tab/><text:tab/><text:tab/>按钮_<text:span text:style-name="T4">1</text:span>:确认</text:p>
      <text:p text:style-name="P27"><text:tab/><text:tab/><text:tab/><text:tab/>按钮_<text:span text:style-name="T4">2</text:span>:取消</text:p>
      <text:p text:style-name="P33"><text:tab/><text:tab/><text:tab/>功能名称_<text:span text:style-name="T9">5</text:span>:审核 功能类型:编辑<text:span text:style-name="T21">( publicizeprograminfo/v1/audit)</text:span></text:p>
      <text:p text:style-name="P28"><text:tab/><text:tab/><text:tab/> <text:s text:c="11"/><text:span text:style-name="T7">字段名称_1:是否通过<text:tab/><text:tab/>标签类型:单选下拉框(是/否) <text:s/>必填</text:span></text:p>
      <text:p text:style-name="P8"><text:tab/><text:tab/><text:tab/> <text:s text:c="11"/>字段名称_2:审核意见<text:tab/><text:tab/>标签类型:文本框 <text:span text:style-name="T2"><text:s/></text:span>必填</text:p>
      <text:p text:style-name="P8"><text:tab/><text:tab/><text:tab/><text:tab/>隐藏字段_<text:span text:style-name="T9">3</text:span>:id</text:p>
      <text:p text:style-name="P8"><text:tab/><text:tab/><text:tab/><text:tab/>按钮_<text:span text:style-name="T9">4</text:span>:提交<text:bookmark-end text:name="__DdeLink__164_1745977417"/></text:p>
      <text:p text:style-name="P9"><text:bookmark-start text:name="__DdeLink__166_1745977417"/><text:tab/><text:tab/>导航名_<text:span text:style-name="T11">4</text:span>:刊物方案信息<text:bookmark-end text:name="__DdeLink__166_1745977417"/></text:p>
      <text:p text:style-name="P9"><text:bookmark-start text:name="__DdeLink__24_78813382711"/><text:tab/><text:tab/><text:tab/>功能名字_1:列表 <text:s/>功能类型:网格<text:bookmark-end text:name="__DdeLink__24_78813382711"/><text:span text:style-name="T22">(periodicalprograminfo/v1/list)</text:span></text:p>
      <text:p text:style-name="P9"><text:tab/><text:tab/><text:tab/><text:tab/>字段名称_1:方案名称</text:p>
      <text:p text:style-name="P9"><text:tab/><text:tab/><text:tab/><text:tab/>字段名称_2:刊物主题</text:p>
      <text:p text:style-name="P10"><text:tab/><text:tab/><text:tab/><text:tab/>字段名称_<text:span text:style-name="T10">3</text:span>:刊物理念</text:p>
      <text:p text:style-name="P10"><text:tab/><text:tab/><text:tab/><text:tab/>字段名称_<text:span text:style-name="T10">4</text:span>:发刊形式</text:p>
      <text:p text:style-name="P10"><text:tab/><text:tab/><text:tab/><text:tab/>字段名称_<text:span text:style-name="T10">5</text:span>:发刊规格</text:p>
      <text:p text:style-name="P10"><text:tab/><text:tab/><text:tab/><text:tab/>字段名称_<text:span text:style-name="T10">6</text:span>:执笔人</text:p>
      <text:p text:style-name="P10"><text:tab/><text:tab/><text:tab/><text:tab/>字段名称_<text:span text:style-name="T10">7</text:span>:刊物名称</text:p>
      <text:p text:style-name="P10"><text:tab/><text:tab/><text:tab/><text:tab/>字段名称_<text:span text:style-name="T10">8</text:span>:发刊时间</text:p>
      <text:p text:style-name="P10"><text:tab/><text:tab/><text:tab/><text:tab/>字段名称_<text:span text:style-name="T10">9</text:span>:刊物费用</text:p>
      <text:p text:style-name="P10"><text:tab/><text:tab/><text:tab/><text:tab/>字段名称_<text:span text:style-name="T10">10</text:span>:发刊周期</text:p>
      <text:p text:style-name="P17"><text:tab/><text:tab/><text:tab/><text:tab/>字段名称_<text:span text:style-name="T18">11</text:span>:审核结果</text:p>
      <text:p text:style-name="P17"><text:soft-page-break/><text:tab/><text:tab/><text:tab/><text:tab/>字段名称_<text:span text:style-name="T18">12</text:span>:审核意见</text:p>
      <text:p text:style-name="P10"><text:tab/><text:tab/><text:tab/><text:tab/>隐藏字段_<text:span text:style-name="T10">13</text:span>:id编号</text:p>
      <text:p text:style-name="P23"><text:tab/><text:tab/><text:tab/>功能名称_2:添加 功能类型:编辑<text:span text:style-name="T22">(periodicalprograminfo/v1/add)</text:span></text:p>
      <text:p text:style-name="P10"><text:tab/><text:tab/><text:tab/><text:tab/>字段名称_1:方案名称<text:tab/><text:tab/>标签类型:文本框 <text:span text:style-name="T2"><text:s/></text:span>必填</text:p>
      <text:p text:style-name="P24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8">(periodicalprograminfo/v1/infos)</text:p>
      <text:p text:style-name="P10"><text:tab/><text:tab/><text:tab/><text:tab/>字段名称_<text:span text:style-name="T10">3</text:span>:刊物理念<text:tab/><text:tab/>标签类型:文本框 <text:span text:style-name="T2"><text:s/></text:span>必填</text:p>
      <text:p text:style-name="P10"><text:tab/><text:tab/><text:tab/><text:tab/>字段名称_<text:span text:style-name="T10">4</text:span>:发刊形式<text:tab/><text:tab/>标签类型:文本框 <text:span text:style-name="T2"><text:s/></text:span>必填</text:p>
      <text:p text:style-name="P10"><text:tab/><text:tab/><text:tab/><text:tab/>字段名称_<text:span text:style-name="T10">5</text:span>:发刊规格<text:tab/><text:tab/>标签类型:文本框 <text:span text:style-name="T2"><text:s/></text:span>必填</text:p>
      <text:p text:style-name="P10"><text:tab/><text:tab/><text:tab/><text:tab/>字段名称_<text:span text:style-name="T10">6</text:span>:执笔人<text:tab/><text:tab/>标签类型:单选下拉框 可编辑 <text:span text:style-name="T2"><text:s/></text:span>必填</text:p>
      <text:p text:style-name="P38">(periodicalprograminfo/v1/findUserInfo)</text:p>
      <text:p text:style-name="P10"><text:tab/><text:tab/><text:tab/><text:tab/>字段名称_<text:span text:style-name="T10">7</text:span>:刊物名称<text:tab/><text:tab/>标签类型:文本框 <text:span text:style-name="T2"><text:s/></text:span>必填</text:p>
      <text:p text:style-name="P10"><text:tab/><text:tab/><text:tab/><text:tab/>字段名称_<text:span text:style-name="T10">8</text:span>:发刊时间<text:tab/><text:tab/>标签类型:日期框 <text:span text:style-name="T2"><text:s/></text:span>必填</text:p>
      <text:p text:style-name="P10"><text:tab/><text:tab/><text:tab/><text:tab/>字段名称_<text:span text:style-name="T10">9</text:span>:刊物费用<text:tab/><text:tab/>标签类型:数字框 <text:span text:style-name="T10">(保留两位小数)</text:span> <text:span text:style-name="T2"><text:s/></text:span>必填</text:p>
      <text:p text:style-name="P10"><text:tab/><text:tab/><text:tab/><text:tab/>字段名称_1<text:span text:style-name="T10">0</text:span>:发刊周期<text:tab/><text:tab/>标签类型:文本框 <text:span text:style-name="T2"><text:s/></text:span>必填</text:p>
      <text:p text:style-name="P23"><text:tab/><text:tab/><text:tab/>功能名称_<text:span text:style-name="T10">3</text:span>:编辑 功能类型:编辑<text:span text:style-name="T22">(periodicalprograminfo/v1/edit)</text:span></text:p>
      <text:p text:style-name="P10"><text:tab/><text:tab/><text:tab/><text:tab/>字段名称_1:方案名称<text:tab/><text:tab/>标签类型:文本框 <text:span text:style-name="T2"><text:s/></text:span>必填</text:p>
      <text:p text:style-name="P25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8">(periodicalprograminfo/v1/infos)</text:p>
      <text:p text:style-name="P10"><text:tab/><text:tab/><text:tab/><text:tab/>字段名称_<text:span text:style-name="T10">3</text:span>:刊物理念<text:tab/><text:tab/>标签类型:文本框 <text:span text:style-name="T2"><text:s/></text:span>必填</text:p>
      <text:p text:style-name="P10"><text:tab/><text:tab/><text:tab/><text:tab/>字段名称_<text:span text:style-name="T10">4</text:span>:发刊形式<text:tab/><text:tab/>标签类型:文本框 <text:span text:style-name="T2"><text:s/></text:span>必填</text:p>
      <text:p text:style-name="P10"><text:tab/><text:tab/><text:tab/><text:tab/>字段名称_<text:span text:style-name="T10">5</text:span>:发刊规格<text:tab/><text:tab/>标签类型:文本框 <text:span text:style-name="T2"><text:s/></text:span>必填</text:p>
      <text:p text:style-name="P10"><text:tab/><text:tab/><text:tab/><text:tab/>字段名称_<text:span text:style-name="T10">6</text:span>:执笔人<text:tab/><text:tab/>标签类型:单选下拉框 可编辑 <text:span text:style-name="T2"><text:s/></text:span>必填</text:p>
      <text:p text:style-name="P38">(periodicalprograminfo/v1/findUserInfo)</text:p>
      <text:p text:style-name="P10"><text:tab/><text:tab/><text:tab/><text:tab/>字段名称_<text:span text:style-name="T10">7</text:span>:刊物名称<text:tab/><text:tab/>标签类型:文本框 <text:span text:style-name="T2"><text:s/></text:span>必填</text:p>
      <text:p text:style-name="P10"><text:tab/><text:tab/><text:tab/><text:tab/>字段名称_<text:span text:style-name="T10">8</text:span>:发刊时间<text:tab/><text:tab/>标签类型:日期框 <text:span text:style-name="T2"><text:s/></text:span>必填</text:p>
      <text:p text:style-name="P10"><text:tab/><text:tab/><text:tab/><text:tab/>字段名称_<text:span text:style-name="T10">9</text:span>:刊物费用<text:tab/><text:tab/>标签类型:数字框 <text:span text:style-name="T10">(保留两位小数)</text:span> <text:span text:style-name="T2"><text:s/></text:span>必填</text:p>
      <text:p text:style-name="P10"><text:tab/><text:tab/><text:tab/><text:tab/>字段名称_1<text:span text:style-name="T10">0</text:span>:发刊周期<text:tab/><text:tab/>标签类型:文本框 <text:span text:style-name="T2"><text:s/></text:span>必填</text:p>
      <text:p text:style-name="P16"><text:tab/><text:tab/><text:tab/><text:tab/>隐藏字段_<text:span text:style-name="T17">11</text:span>:id</text:p>
      <text:p text:style-name="P16"><text:tab/><text:tab/><text:tab/><text:tab/>按钮_<text:span text:style-name="T17">12</text:span>:提交</text:p>
      <text:p text:style-name="P33"><text:tab/><text:tab/><text:tab/>功能名称_4:删除 功能类型:编辑<text:span text:style-name="T22">(periodicalprograminfo/v1/delete/{id})</text:span></text:p>
      <text:p text:style-name="P29"><text:tab/><text:tab/><text:tab/> <text:s text:c="7"/>提示:确定要删除这条数据么！</text:p>
      <text:p text:style-name="P29"><text:tab/><text:tab/><text:tab/><text:tab/>按钮_<text:span text:style-name="T4">1</text:span>:确认</text:p>
      <text:p text:style-name="P29"><text:tab/><text:tab/><text:tab/><text:tab/>按钮_<text:span text:style-name="T4">2</text:span>:取消</text:p>
      <text:p text:style-name="P33"><text:tab/><text:tab/><text:tab/>功能名称_<text:span text:style-name="T9">5</text:span>:审核 功能类型:编辑<text:span text:style-name="T22">(periodicalprograminfo/v1/audit/{id})</text:span></text:p>
      <text:p text:style-name="P29"><text:tab/><text:tab/><text:tab/> <text:s text:c="11"/><text:span text:style-name="T7">字段名称_1:是否通过<text:tab/><text:tab/>标签类型:单选下拉框(是/否) <text:s/>必填</text:span></text:p>
      <text:p text:style-name="P11"><text:tab/><text:tab/><text:tab/> <text:s text:c="11"/>字段名称_2:审核意见<text:tab/><text:tab/>标签类型:文本框 <text:span text:style-name="T2"><text:s/></text:span>必填</text:p>
      <text:p text:style-name="P11"><text:tab/><text:tab/><text:tab/><text:tab/>隐藏字段_<text:span text:style-name="T9">3</text:span>:id</text:p>
      <text:p text:style-name="P11"><text:tab/><text:tab/><text:tab/><text:tab/>按钮_<text:span text:style-name="T9">4</text:span>:提交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6T17:12:16.723472051</dc:date>
    <meta:editing-duration>PT11H22M7S</meta:editing-duration>
    <meta:editing-cycles>291</meta:editing-cycles>
    <meta:generator>LibreOffice/5.1.6.2$Linux_X86_64 LibreOffice_project/10m0$Build-2</meta:generator>
    <meta:document-statistic meta:table-count="0" meta:image-count="0" meta:object-count="0" meta:page-count="4" meta:paragraph-count="165" meta:word-count="2089" meta:character-count="4301" meta:non-whitespace-character-count="3386"/>
  </office:meta>
</office:document-meta>
</file>